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Apellido</text:p>
          </table:table-cell>
          <table:table-cell office:value-type="string" calcext:value-type="string">
            <text:p>Nombr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Número de Si</text:p>
          </table:table-cell>
          <table:table-cell table:formula="of:=COUNTIF([.C$4:.C$20];[.A2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Número de no</text:p>
          </table:table-cell>
          <table:table-cell table:formula="of:=COUNTIF([.C$4:.C$18];[.A21])"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2T11:48:57.873997775</meta:creation-date>
    <dc:date>2023-01-12T12:01:38.432975645</dc:date>
    <meta:editing-duration>PT2M30S</meta:editing-duration>
    <meta:editing-cycles>1</meta:editing-cycles>
    <meta:generator>LibreOffice/7.3.6.2$Linux_X86_64 LibreOffice_project/30$Build-2</meta:generator>
    <meta:document-statistic meta:table-count="1" meta:cell-count="20" meta:object-count="0"/>
  </office:meta>
</office:document-meta>
</file>